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pilogue" svg:font-family="Epilogu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bcb5" officeooo:paragraph-rsid="0008bcb5" style:font-weight-asian="bold" style:font-weight-complex="bold"/>
    </style:style>
    <style:style style:name="P2" style:family="paragraph" style:parent-style-name="Standard">
      <style:text-properties fo:font-weight="normal" officeooo:rsid="0008bcb5" officeooo:paragraph-rsid="0008bcb5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08bcb5" officeooo:paragraph-rsid="0008bcb5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a53c7" officeooo:paragraph-rsid="000a53c7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db6c2" officeooo:paragraph-rsid="000db6c2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11832c" officeooo:paragraph-rsid="0011832c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8bcb5" officeooo:paragraph-rsid="0008bcb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a53c7" officeooo:paragraph-rsid="000a53c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bbe12" officeooo:paragraph-rsid="000bbe12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db6c2" officeooo:paragraph-rsid="000db6c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f9b5f" officeooo:paragraph-rsid="000f9b5f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1832c" officeooo:paragraph-rsid="0011832c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28e1a" officeooo:paragraph-rsid="00128e1a" style:font-weight-asian="normal" style:font-weight-complex="normal"/>
    </style:style>
    <style:style style:name="P14" style:family="paragraph" style:parent-style-name="Standard">
      <style:text-properties style:text-underline-style="none" fo:font-weight="bold" officeooo:rsid="000a53c7" officeooo:paragraph-rsid="000a53c7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0bbe12" officeooo:paragraph-rsid="000bbe12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0db6c2" officeooo:paragraph-rsid="000db6c2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11832c" officeooo:paragraph-rsid="0011832c" style:font-weight-asian="bold" style:font-weight-complex="bold"/>
    </style:style>
    <style:style style:name="P18" style:family="paragraph" style:parent-style-name="Standard">
      <style:text-properties fo:font-variant="normal" fo:text-transform="none" style:use-window-font-color="true" loext:opacity="0%" style:font-name="Epilogue" fo:letter-spacing="normal" fo:font-style="normal" style:text-underline-style="none" fo:font-weight="normal" officeooo:rsid="000bbe12" officeooo:paragraph-rsid="000bbe12" style:font-weight-asian="normal" style:font-weight-complex="normal"/>
    </style:style>
    <style:style style:name="T1" style:family="text">
      <style:text-properties officeooo:rsid="000a53c7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font-name="Epilogue" fo:letter-spacing="normal" fo:font-style="normal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549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ID</text:p>
      <text:p text:style-name="P1"><text:span text:style-name="T1">S:</text:span>Single Responsibility Principle (SRP)</text:p>
      <text:p text:style-name="P2"/>
      <text:p text:style-name="P3">A class should have one and only one reason to change, meaning that a class should have only one job.</text:p>
      <text:p text:style-name="P3"/>
      <text:p text:style-name="P7"/>
      <text:p text:style-name="P7">reason to change=responsibility</text:p>
      <text:p text:style-name="P7">responsibility=role</text:p>
      <text:p text:style-name="P7">…</text:p>
      <text:p text:style-name="P7"/>
      <text:p text:style-name="P7">A class must have only one group of interest.</text:p>
      <text:p text:style-name="P7"/>
      <text:p text:style-name="P8">A class represent something that<text:span text:style-name="T5"> it is</text:span>.</text:p>
      <text:p text:style-name="P8">Responsibility must be divi<text:span text:style-name="T6">d</text:span>ed in the correct way</text:p>
      <text:p text:style-name="P8"/>
      <text:p text:style-name="P14">O:Open-closed Principle</text:p>
      <text:p text:style-name="P4">Objects or entities should be open for extension but closed for modification.</text:p>
      <text:p text:style-name="P14"/>
      <text:p text:style-name="P8">we want change software without change already written code, extending code.</text:p>
      <text:p text:style-name="P8"><text:span text:style-name="T2">Abstraction</text:span> is the key.</text:p>
      <text:p text:style-name="P8"/>
      <text:p text:style-name="P8">We have to not over-engineering software.</text:p>
      <text:p text:style-name="P8"/>
      <text:p text:style-name="P15">L:<text:span text:style-name="T3">Liskov Substitution Principle</text:span></text:p>
      <text:p text:style-name="P18"/>
      <text:p text:style-name="P9">Subtypes must be substitutable for their base types.</text:p>
      <text:p text:style-name="P9"/>
      <text:p text:style-name="P9">Inheritance could be view for behavior not only for ISA.</text:p>
      <text:p text:style-name="P9"/>
      <text:p text:style-name="P16">I:Interface Segregation Principle</text:p>
      <text:p text:style-name="P5">A client should never be forced to implement an interface that it doesn’t use, or clients shouldn’t be forced to depend on methods they do not use.</text:p>
      <text:p text:style-name="P10"/>
      <text:p text:style-name="P11">Don’t force the implementation of methods use “adapter” could be useful.</text:p>
      <text:p text:style-name="P11"/>
      <text:p text:style-name="P17">D:Dependency Inversion Principle</text:p>
      <text:p text:style-name="P6">Entities must depend on abstractions, not on concretions. It states that the high-level module must not depend on the low-level module, but they should depend on abstractions.</text:p>
      <text:p text:style-name="P6"/>
      <text:p text:style-name="P13">Upper level define interface and lower implements that.</text:p>
      <text:p text:style-name="P13">This principle is used to develop frameworks.</text:p>
      <text:p text:style-name="P13"/>
      <text:p text:style-name="P13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pilogue" svg:font-family="Epilogue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08:51:23.321302449</meta:creation-date>
    <meta:generator>LibreOffice/7.3.3.2$Linux_X86_64 LibreOffice_project/30$Build-2</meta:generator>
    <dc:date>2022-06-12T16:01:54.344461160</dc:date>
    <meta:editing-duration>PT26M56S</meta:editing-duration>
    <meta:editing-cycles>8</meta:editing-cycles>
    <meta:document-statistic meta:table-count="0" meta:image-count="0" meta:object-count="0" meta:page-count="1" meta:paragraph-count="24" meta:word-count="196" meta:character-count="1267" meta:non-whitespace-character-count="1095"/>
  </office:meta>
</office:document-meta>
</file>